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5000002419D444CF3.png" manifest:media-type="image/png"/>
  <manifest:file-entry manifest:full-path="Pictures/10000001000005280000014165D95F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as-char" svg:width="17cm" svg:height="8.033cm" draw:z-index="0"><draw:image xlink:href="Pictures/10000001000004C5000002419D444CF3.png" xlink:type="simple" xlink:show="embed" xlink:actuate="onLoad" draw:mime-type="image/png"/></draw:frame></text:p>
      <text:p text:style-name="Standard"/>
      <text:p text:style-name="Standard"><text:a xlink:type="simple" xlink:href="https://amzn.eu/d/2L3FwE9" text:style-name="Internet_20_link" text:visited-style-name="Visited_20_Internet_20_Link">https://amzn.eu/d/2L3FwE9</text:a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as-char" svg:width="17cm" svg:height="4.133cm" draw:z-index="1"><draw:image xlink:href="Pictures/10000001000005280000014165D95F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08:13:03.366000000</meta:creation-date>
    <dc:date>2024-08-16T08:55:54.301000000</dc:date>
    <meta:editing-duration>PT32M3S</meta:editing-duration>
    <meta:editing-cycles>1</meta:editing-cycles>
    <meta:document-statistic meta:table-count="0" meta:image-count="2" meta:object-count="0" meta:page-count="1" meta:paragraph-count="3" meta:word-count="2" meta:character-count="50" meta:non-whitespace-character-count="50"/>
    <meta:generator>LibreOffice/24.2.4.2$Windows_X86_64 LibreOffice_project/51a6219feb6075d9a4c46691dcfe0cd9c4fff3c2</meta:generator>
  </office:meta>
</office:document-meta>
</file>